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57502244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62867701878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58665349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4627065588491" text:continue-list="list16462867701878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58665349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4627091458217" text:continue-list="list16462706558849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4629039975638"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4627493757832"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12T16:46:26.688351200</dc:date>
    <meta:editing-duration>P14DT1H59M38S</meta:editing-duration>
    <meta:editing-cycles>621</meta:editing-cycles>
    <meta:generator>LibreOffice/25.2.4.3$Windows_X86_64 LibreOffice_project/33e196637044ead23f5c3226cde09b47731f7e27</meta:generator>
    <meta:document-statistic meta:table-count="5" meta:image-count="7" meta:object-count="0" meta:page-count="99" meta:paragraph-count="1484" meta:word-count="33521" meta:character-count="210899" meta:non-whitespace-character-count="17586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